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ize="10pt" fo:font-style="italic" style:font-size-asian="10pt" style:font-style-asian="italic" style:font-size-complex="10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rapport</text:p>
      <text:p text:style-name="Standard"/>
      <text:p text:style-name="Standard">De testfall som finns i excel-ark "uppgift1-blackbox" fungerar att köra och innefattar 6 stycken testfall som verifierar programmets funktion. Testfall 7 verifierar att en sträng inte kan hanteras av programmet. Enligt specifikationen skall decimaltal användas, därför är det "korrekt" att ett undantag kastas.</text:p>
      <text:p text:style-name="Standard"/>
      <text:p text:style-name="Standard"/>
      <text:p text:style-name="P2">Felaktigheter</text:p>
      <text:p text:style-name="Standard"/>
      <text:p text:style-name="Standard">Ej korrekt utformade trianglar kan skapas, till exempel med sidorna 0,0 0,0 0,0. Även positiva och negativa tal på sidorna kan blandas, till exempel med sidorna -2,0 3,5 3,5 vilket programmet uppfattar som en likbent triangel.</text:p>
      <text:p text:style-name="Standard"/>
      <text:p text:style-name="Standard">Inmatning av strängar kastar ett undantag. Det hade varit mer lättläst om undantaget hanterades genom att skriva ut ett meddelande till användaren eller dylikt.</text:p>
      <text:p text:style-name="Standard"/>
      <text:p text:style-name="P2">Åtgärd</text:p>
      <text:p text:style-name="Standard"/>
      <text:p text:style-name="Standard">Den förstnämnda felaktigheten är den mest allvarliga. Genom att lägga in kontroller av inmatade värden i källkoden så kan dem omöjliga trianglarna undvikas.</text:p>
      <text:p text:style-name="Standard"/>
      <text:p text:style-name="Standard">Inmatning av strängar kan också hanteras relativt simpelt genom att använda sig av en try-catch sats.</text:p>
      <text:p text:style-name="Standard"/>
      <text:p text:style-name="Standard"/>
      <text:p text:style-name="Standard"/>
      <text:p text:style-name="P3">Emil Mokvist, em222je, UD13 Lnu Kalm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0M2S</meta:editing-duration>
    <meta:editing-cycles>4</meta:editing-cycles>
    <meta:generator>OpenOffice/4.0.1$Win32 OpenOffice.org_project/401m5$Build-9714</meta:generator>
    <dc:date>2013-12-26T16:20:32.20</dc:date>
    <dc:creator>Emil M</dc:creator>
    <meta:document-statistic meta:table-count="0" meta:image-count="0" meta:object-count="0" meta:page-count="1" meta:paragraph-count="9" meta:word-count="151" meta:character-count="1022"/>
    <meta:user-defined meta:name="Info 1"/>
    <meta:user-defined meta:name="Info 2"/>
    <meta:user-defined meta:name="Info 3"/>
    <meta:user-defined meta:name="Info 4"/>
  </office:meta>
</office:document-meta>
</file>